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6.4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5181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bf819e"/>
    </style:style>
    <style:style style:name="ce7" style:family="table-cell" style:parent-style-name="Default">
      <style:table-cell-properties fo:background-color="#77bc65"/>
    </style:style>
    <style:style style:name="ce9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atrix Xn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DECISION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MATRIZ DE VARIABLES DE DECISION</text:p>
          </table:table-cell>
          <table:table-cell table:number-columns-repeated="11"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X2</text:p>
          </table:table-cell>
          <table:table-cell table:number-columns-repeated="12"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X3</text:p>
          </table:table-cell>
          <table:table-cell table:number-columns-repeated="1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X4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Matrix Cn</text:p>
          </table:table-cell>
          <table:table-cell table:style-name="ce2" office:value-type="string" calcext:value-type="string">
            <text:p>COSTES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SALTO</text:p>
          </table:table-cell>
          <table:table-cell table:number-columns-repeated="1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MATRIZ DE COSTES</text:p>
          </table:table-cell>
          <table:table-cell table:number-columns-repeated="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9"/>
          <table:table-cell table:style-name="ce9" table:number-columns-repeated="7"/>
        </table:table-row>
        <table:table-row table:style-name="ro1">
          <table:table-cell table:style-name="ce7" office:value-type="string" calcext:value-type="string">
            <text:p>OBJETIVO</text:p>
          </table:table-cell>
          <table:table-cell table:style-name="ce7" table:formula="of:=SUMPRODUCT([.A9:.D12];[.A2:.D5])" office:value-type="float" office:value="36" calcext:value-type="float">
            <text:p>36</text:p>
          </table:table-cell>
          <table:table-cell table:style-name="ce9"/>
          <table:table-cell table:number-columns-repeated="7"/>
          <table:table-cell table:style-name="ce9" table:number-columns-repeated="7"/>
        </table:table-row>
        <table:table-row table:style-name="ro1">
          <table:table-cell table:style-name="Default"/>
          <table:table-cell table:number-columns-repeated="9"/>
          <table:table-cell table:style-name="ce9" table:number-columns-repeated="7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P4</text:p>
          </table:table-cell>
          <table:table-cell table:number-columns-repeated="5"/>
          <table:table-cell table:style-name="ce9" table:number-columns-repeated="7"/>
        </table:table-row>
        <table:table-row table:style-name="ro1">
          <table:table-cell table:style-name="ce3" office:value-type="string" calcext:value-type="string">
            <text:p>DEMANDA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/>
          <table:table-cell table:style-name="ce9" table:number-columns-repeated="7"/>
        </table:table-row>
        <table:table-row table:style-name="ro1">
          <table:table-cell table:style-name="ce3" office:value-type="string" calcext:value-type="string">
            <text:p>SOBRANT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/>
          <table:table-cell table:style-name="ce9" table:number-columns-repeated="7"/>
        </table:table-row>
        <table:table-row table:style-name="ro1" table:number-rows-repeated="2">
          <table:table-cell table:style-name="Default"/>
          <table:table-cell table:number-columns-repeated="9"/>
          <table:table-cell table:style-name="ce9" table:number-columns-repeated="7"/>
        </table:table-row>
        <table:table-row table:style-name="ro2">
          <table:table-cell office:value-type="string" calcext:value-type="string">
            <text:p>R1</text:p>
          </table:table-cell>
          <table:table-cell table:formula="of:=SUM([.A2:.D2];[.A5:.D5])" office:value-type="float" office:value="10" calcext:value-type="float">
            <text:p>10</text:p>
          </table:table-cell>
          <table:table-cell office:value-type="string" calcext:value-type="string">
            <text:p>&gt;=</text:p>
          </table:table-cell>
          <table:table-cell table:formula="of:=SUM([.B18:.E18])"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Suma de valores que salen de lugares sin demanda debe ser mayor o igual que la suma de las demandas globales.</text:p>
          </table:table-cell>
          <table:table-cell table:number-columns-repeated="4"/>
          <table:table-cell table:style-name="ce9" table:number-columns-repeated="7"/>
        </table:table-row>
        <table:table-row table:style-name="ro3">
          <table:table-cell office:value-type="string" calcext:value-type="string">
            <text:p>R2.1</text:p>
          </table:table-cell>
          <table:table-cell table:formula="of:=SUM([.B2:.B5])-SUM([.A3:.D3])" office:value-type="float" office:value="4" calcext:value-type="float">
            <text:p>4</text:p>
          </table:table-cell>
          <table:table-cell office:value-type="string" calcext:value-type="string">
            <text:p>&gt;=</text:p>
          </table:table-cell>
          <table:table-cell table:formula="of:=[.C18]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Los que entran en un sitio con demanda menos los que salen del sitio debe ser mayor o igual que la demanda del luga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R2.2</text:p>
          </table:table-cell>
          <table:table-cell table:formula="of:=SUM([.C2:.C5])-SUM([.A4:.D4])" office:value-type="float" office:value="4" calcext:value-type="float">
            <text:p>4</text:p>
          </table:table-cell>
          <table:table-cell office:value-type="string" calcext:value-type="string">
            <text:p>&gt;=</text:p>
          </table:table-cell>
          <table:table-cell table:formula="of:=[.D18]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Los que entran en un sitio con demanda menos los que salen del sitio debe ser mayor o igual que la demanda del lugar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R3.1 </text:p>
          </table:table-cell>
          <table:table-cell table:formula="of:=SUM([.A2:.A5])-SUM([.A2:.D2])" office:value-type="float" office:value="-2" calcext:value-type="float">
            <text:p>-2</text:p>
          </table:table-cell>
          <table:table-cell office:value-type="string" calcext:value-type="string">
            <text:p>&lt;=</text:p>
          </table:table-cell>
          <table:table-cell table:formula="of:=[.B19]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Suma de scooters que entra menos la que sale no puede superar los scooters que pueden compartir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R3.2</text:p>
          </table:table-cell>
          <table:table-cell table:formula="of:=SUM([.D2:.D5])-SUM([.A5:.D5])" office:value-type="float" office:value="-6" calcext:value-type="float">
            <text:p>-6</text:p>
          </table:table-cell>
          <table:table-cell office:value-type="string" calcext:value-type="string">
            <text:p>&lt;=</text:p>
          </table:table-cell>
          <table:table-cell table:formula="of:=[.E19]"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uma de scooters que entra menos la que sale no puede superar los scooters que pueden compartir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R4.1</text:p>
          </table:table-cell>
          <table:table-cell table:formula="of:=SUM([.A2:.D2])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table:formula="of:=0.9*[.B19]" office:value-type="float" office:value="1.8" calcext:value-type="float">
            <text:p>1.8</text:p>
          </table:table-cell>
          <table:table-cell/>
          <table:table-cell table:style-name="ce11" office:value-type="string" calcext:value-type="string">
            <text:p>La suma de scooters que salen de localizaciones con sobrante debe ser de al menos el 0.9 de su sobrante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R4.2</text:p>
          </table:table-cell>
          <table:table-cell table:formula="of:=SUM([.A5:.D5])" office:value-type="float" office:value="8" calcext:value-type="float">
            <text:p>8</text:p>
          </table:table-cell>
          <table:table-cell office:value-type="string" calcext:value-type="string">
            <text:p>&gt;=</text:p>
          </table:table-cell>
          <table:table-cell table:formula="of:=0.9*[.E19]" office:value-type="float" office:value="5.4" calcext:value-type="float">
            <text:p>5.4</text:p>
          </table:table-cell>
          <table:table-cell/>
          <table:table-cell table:style-name="ce11" office:value-type="string" calcext:value-type="string">
            <text:p>La suma de scooters que salen de localizaciones con sobrante debe ser de al menos el 0.9 de su sobrante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3"/>
          <table:table-cell table:style-name="ce9" table:number-columns-repeated="5"/>
          <table:table-cell table:number-columns-repeated="8"/>
        </table:table-row>
        <table:table-row table:style-name="ro1">
          <table:table-cell table:style-name="ce9" table:number-columns-repeated="5"/>
          <table:table-cell table:style-name="ce15"/>
          <table:table-cell table:style-name="ce9" table:number-columns-repeated="3"/>
          <table:table-cell table:number-columns-repeated="8"/>
        </table:table-row>
        <table:table-row table:style-name="ro1">
          <table:table-cell table:style-name="ce9" table:number-columns-repeated="9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9" table:number-columns-repeated="5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9" table:number-columns-repeated="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6:41:38.795082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15:13:40.265918327</meta:creation-date>
    <dc:date>2021-10-30T16:42:44.065797836</dc:date>
    <meta:editing-duration>P1DT12H49M7S</meta:editing-duration>
    <meta:editing-cycles>15</meta:editing-cycles>
    <meta:generator>LibreOffice/6.4.7.2$Linux_X86_64 LibreOffice_project/40$Build-2</meta:generator>
    <meta:document-statistic meta:table-count="1" meta:cell-count="101" meta:object-count="0"/>
    <meta:user-defined meta:name=""/>
  </office:meta>
</office:document-meta>
</file>